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Levels" table:style-name="ta1">
        <table:shapes>
          <draw:frame draw:z-index="0" draw:style-name="gr1" draw:text-style-name="P1" svg:width="453.46pt" svg:height="255.26pt" svg:x="188.11pt" svg:y="35.38pt">
            <draw:object draw:notify-on-update-of-ranges="AllLevels.A1:AllLevels.A5 AllLevels.B1:AllLevels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7</text:p>
          </table:table-cell>
          <table:table-cell office:value-type="float" office:value="8051" calcext:value-type="float">
            <text:p>8051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407" calcext:value-type="float">
            <text:p>14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8:05:28.086322683</meta:creation-date>
    <dc:date>2020-05-08T18:20:19.963465306</dc:date>
    <meta:editing-duration>PT4M41S</meta:editing-duration>
    <meta:editing-cycles>1</meta:editing-cycles>
    <meta:document-statistic meta:table-count="1" meta:cell-count="1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ring" chart:style-name="ch1">
        <chart:title svg:x="2.968cm" svg:y="0.316cm" chart:style-name="ch2">
          <text:p>Соотношение уязвимостей сетевых протоколов</text:p>
        </chart:title>
        <chart:legend chart:legend-position="end" svg:x="14.873cm" svg:y="3.208cm" style:legend-expansion="high" chart:style-name="ch3"/>
        <chart:plot-area chart:style-name="ch4" table:cell-range-address="AllLevels.A1:AllLevels.B5" chart:data-source-has-labels="column" svg:x="0.319cm" svg:y="1.275cm" svg:width="14.235cm" svg:height="7.55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1.144cm" svg:y="1.275cm" svg:width="12.585cm" svg:height="7.55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AllLevels.A1:AllLevels.A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AllLevels.B1:AllLevels.B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L7</text:p>
                <draw:g>
                  <svg:desc>AllLevels.A1:AllLevels.A5</svg:desc>
                </draw:g>
              </table:table-cell>
              <table:table-cell office:value-type="float" office:value="8051">
                <text:p>8051</text:p>
                <draw:g>
                  <svg:desc>AllLevels.B1:AllLevels.B5</svg:desc>
                </draw:g>
              </table:table-cell>
            </table:table-row>
            <table:table-row>
              <table:table-cell office:value-type="string">
                <text:p>L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L4</text:p>
              </table:table-cell>
              <table:table-cell office:value-type="float" office:value="1666">
                <text:p>1666</text:p>
              </table:table-cell>
            </table:table-row>
            <table:table-row>
              <table:table-cell office:value-type="string">
                <text:p>L3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L2</text:p>
              </table:table-cell>
              <table:table-cell office:value-type="float" office:value="1407">
                <text:p>14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